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achlieli CLM1" svg:font-family="'Nachlieli CLM'"/>
    <style:font-face style:name="DejaVu Sans Mono" svg:font-family="'DejaVu Sans Mono'" style:font-family-generic="modern" style:font-pitch="fixed"/>
    <style:font-face style:name="DejaVu Sans Mono2" svg:font-family="'DejaVu Sans Mono'" style:font-family-generic="modern" style:font-pitch="variable"/>
    <style:font-face style:name="Liberation Serif1" svg:font-family="'Liberation Serif'" style:font-family-generic="moder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097in" table:align="right"/>
    </style:style>
    <style:style style:name="Table1.A" style:family="table-column">
      <style:table-column-properties style:column-width="6.9097in"/>
    </style:style>
    <style:style style:name="Table1.A1" style:family="table-cell">
      <style:table-cell-properties fo:padding="0.0382in" fo:border="0.05pt solid #000000"/>
    </style:style>
    <style:style style:name="Table1.A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2" style:family="table">
      <style:table-properties style:width="6.9097in" table:align="right"/>
    </style:style>
    <style:style style:name="Table2.A" style:family="table-column">
      <style:table-column-properties style:column-width="6.9097in"/>
    </style:style>
    <style:style style:name="Table2.A1" style:family="table-cell">
      <style:table-cell-properties fo:padding="0.0382in" fo:border="0.05pt solid #000000"/>
    </style:style>
    <style:style style:name="Table2.A2"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9d000" officeooo:paragraph-rsid="0019d0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aeb2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a29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aeb29" officeooo:paragraph-rsid="001dfcef"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b9273" officeooo:paragraph-rsid="001b927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5fd4" officeooo:paragraph-rsid="001d5fd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e160d"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1f4e8e"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14d7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bb3d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e160d" officeooo:paragraph-rsid="002c953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fcef" officeooo:paragraph-rsid="001dfce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2a2e18" officeooo:paragraph-rsid="002bb3d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59ef5" officeooo:paragraph-rsid="00359ef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87c34" officeooo:paragraph-rsid="00387c3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a0142" officeooo:paragraph-rsid="003a014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eacc2" officeooo:paragraph-rsid="003eacc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3d837a" officeooo:paragraph-rsid="0040069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71dd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71dda" officeooo:paragraph-rsid="004ce2e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501721" officeooo:paragraph-rsid="0050172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4ce2e7" officeooo:paragraph-rsid="004ce2e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style:font-name="DejaVu Sans" fo:font-size="12pt" style:text-underline-style="solid" style:text-underline-width="auto" style:text-underline-color="font-color" fo:font-weight="bold" officeooo:rsid="0019d000" officeooo:paragraph-rsid="0019d000"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d837a"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3a0142" style:font-size-asian="8.75pt" style:font-weight-asian="normal" style:font-size-complex="10pt" style:font-weight-complex="normal"/>
    </style:style>
    <style:style style:name="P28"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d837a" officeooo:paragraph-rsid="00400698" style:font-size-asian="8.75pt" style:font-weight-asian="normal" style:font-size-complex="10pt" style:font-weight-complex="normal"/>
    </style:style>
    <style:style style:name="P29"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normal" officeooo:rsid="003eacc2" officeooo:paragraph-rsid="003eacc2" style:font-size-asian="8.75pt" style:font-weight-asian="normal" style:font-size-complex="10pt" style:font-weight-complex="normal"/>
    </style:style>
    <style:style style:name="P30"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3d837a" officeooo:paragraph-rsid="003d837a" style:font-size-asian="8.75pt" style:font-weight-asian="bold" style:font-size-complex="10pt" style:font-weight-complex="bold"/>
    </style:style>
    <style:style style:name="P31" style:family="paragraph" style:parent-style-name="Standard">
      <style:paragraph-properties fo:text-align="start" style:justify-single-word="false"/>
      <style:text-properties style:text-line-through-style="none" style:text-line-through-type="none" style:font-name="DejaVu Sans Mono" fo:font-size="10pt" style:text-underline-style="none" fo:font-weight="bold" officeooo:rsid="00400698" officeooo:paragraph-rsid="00400698" style:font-size-asian="8.75pt" style:font-weight-asian="bold" style:font-size-complex="10pt" style:font-weight-complex="bold"/>
    </style:style>
    <style:style style:name="P32"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17ec52" officeooo:paragraph-rsid="0017ec52"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solid" style:text-underline-width="auto" style:text-underline-color="font-color" fo:font-weight="bold" officeooo:rsid="001da29c" officeooo:paragraph-rsid="001da29c" style:font-size-asian="12pt" style:font-weight-asian="bold" style:font-size-complex="12pt" style:font-weight-complex="bold"/>
    </style:style>
    <style:style style:name="P34"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none" fo:font-weight="normal" officeooo:rsid="003d837a" officeooo:paragraph-rsid="00400698" style:font-size-asian="10.5pt" style:font-weight-asian="normal" style:font-size-complex="12pt" style:font-weight-complex="normal"/>
    </style:style>
    <style:style style:name="P35"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none" fo:font-weight="normal" officeooo:rsid="00471dda" officeooo:paragraph-rsid="00471dda" style:font-size-asian="10.5pt" style:font-weight-asian="normal" style:font-size-complex="12pt" style:font-weight-complex="normal"/>
    </style:style>
    <style:style style:name="P36"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none" fo:font-weight="normal" officeooo:rsid="00501721" officeooo:paragraph-rsid="00501721" style:font-size-asian="10.5pt" style:font-weight-asian="normal" style:font-size-complex="12pt" style:font-weight-complex="normal"/>
    </style:style>
    <style:style style:name="P37" style:family="paragraph" style:parent-style-name="Standard">
      <style:paragraph-properties fo:text-align="start" style:justify-single-word="false" fo:break-before="page"/>
      <style:text-properties style:text-line-through-style="none" style:text-line-through-type="none" style:font-name="DejaVu Sans" fo:font-size="12pt" style:text-underline-style="none" fo:font-weight="normal" officeooo:rsid="004ce2e7" officeooo:paragraph-rsid="004ce2e7" style:font-size-asian="10.5pt" style:font-weight-asian="normal" style:font-size-complex="12pt" style:font-weight-complex="normal"/>
    </style:style>
    <style:style style:name="P38"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1aeb29" officeooo:paragraph-rsid="001da29c" style:font-size-asian="14pt" style:font-weight-asian="bold" style:font-size-complex="14pt" style:font-weight-complex="bold"/>
    </style:style>
    <style:style style:name="P39" style:family="paragraph" style:parent-style-name="Standard">
      <style:paragraph-properties fo:text-align="start" style:justify-single-word="false" fo:break-before="page"/>
      <style:text-properties style:text-line-through-style="none" style:text-line-through-type="none" style:font-name="DejaVu Sans" fo:font-size="14pt" style:text-underline-style="solid" style:text-underline-width="auto" style:text-underline-color="font-color" fo:font-weight="bold" officeooo:rsid="00359ef5" officeooo:paragraph-rsid="00359ef5" style:font-size-asian="14pt" style:font-weight-asian="bold" style:font-size-complex="14pt" style:font-weight-complex="bold"/>
    </style:style>
    <style:style style:name="P40" style:family="paragraph" style:parent-style-name="Table_20_Contents">
      <style:paragraph-properties fo:text-align="start" style:justify-single-word="false"/>
      <style:text-properties style:font-name="DejaVu Sans Mono" fo:font-size="10pt" officeooo:rsid="003d837a" officeooo:paragraph-rsid="003d837a" style:font-size-asian="8.75pt" style:font-size-complex="10pt"/>
    </style:style>
    <style:style style:name="P41" style:family="paragraph" style:parent-style-name="Table_20_Contents">
      <style:paragraph-properties fo:text-align="start" style:justify-single-word="false"/>
      <style:text-properties style:font-name="DejaVu Sans Mono" fo:font-size="10pt" officeooo:rsid="003d837a" officeooo:paragraph-rsid="00400698" style:font-size-asian="8.75pt" style:font-size-complex="10pt"/>
    </style:style>
    <style:style style:name="P42" style:family="paragraph" style:parent-style-name="Table_20_Contents">
      <style:paragraph-properties fo:text-align="start" style:justify-single-word="false"/>
      <style:text-properties style:font-name="DejaVu Sans Mono" fo:font-size="10pt" officeooo:rsid="00412fa6" officeooo:paragraph-rsid="00412fa6" style:font-size-asian="8.75pt" style:font-size-complex="10pt"/>
    </style:style>
    <style:style style:name="P43" style:family="paragraph" style:parent-style-name="Standard">
      <style:paragraph-properties fo:text-align="start" style:justify-single-word="false"/>
      <style:text-properties style:text-line-through-style="none" style:text-line-through-type="none" style:font-name="DejaVu Sans" fo:font-size="12pt" style:text-underline-style="none" fo:font-weight="normal" officeooo:rsid="001da29c" officeooo:paragraph-rsid="001da29c" style:font-size-asian="12pt" style:font-weight-asian="normal" style:font-size-complex="12pt" style:font-weight-complex="normal"/>
    </style:style>
    <style:style style:name="P44" style:family="paragraph" style:parent-style-name="Standard">
      <style:paragraph-properties fo:text-align="center" style:justify-single-word="false"/>
      <style:text-properties style:text-line-through-style="none" style:text-line-through-type="none" style:font-name="DejaVu Sans" fo:font-size="12pt" style:text-underline-style="none" fo:font-weight="normal" officeooo:rsid="0017ec52" officeooo:paragraph-rsid="0017ec52"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style:text-line-through-style="none" style:text-line-through-type="none" style:font-name="DejaVu Sans" fo:font-size="16pt" style:text-underline-style="none" fo:font-weight="bold" officeooo:rsid="00167286" officeooo:paragraph-rsid="0056cb4e" style:font-size-asian="14pt" style:font-weight-asian="bold" style:font-size-complex="16pt" style:font-weight-complex="bold"/>
    </style:style>
    <style:style style:name="P46"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6cb4e" officeooo:paragraph-rsid="0056cb4e" style:font-size-asian="16pt" style:font-weight-asian="normal" style:font-size-complex="16pt" style:font-weight-complex="normal"/>
    </style:style>
    <style:style style:name="P47" style:family="paragraph" style:parent-style-name="Standard">
      <style:paragraph-properties fo:text-align="start" style:justify-single-word="false"/>
      <style:text-properties style:text-line-through-style="none" style:text-line-through-type="none" style:font-name="DejaVu Sans" fo:font-size="16pt" style:text-underline-style="none" fo:font-weight="normal" officeooo:rsid="0058868a" officeooo:paragraph-rsid="0058868a" style:font-size-asian="16pt" style:font-weight-asian="normal" style:font-size-complex="16pt" style:font-weight-complex="normal"/>
    </style:style>
    <style:style style:name="P48" style:family="paragraph" style:parent-style-name="Standard">
      <style:paragraph-properties fo:text-align="center" style:justify-single-word="false"/>
      <style:text-properties style:text-line-through-style="none" style:text-line-through-type="none" style:font-name="DejaVu Sans" fo:font-size="40pt" style:text-underline-style="none" fo:font-weight="bold" officeooo:rsid="00167286" officeooo:paragraph-rsid="0056cb4e" style:font-size-asian="40pt" style:font-weight-asian="bold" style:font-size-complex="40pt" style:font-weight-complex="bold"/>
    </style:style>
    <style:style style:name="P49" style:family="paragraph" style:parent-style-name="Standard">
      <style:paragraph-properties fo:text-align="center" style:justify-single-word="false"/>
      <style:text-properties style:text-line-through-style="none" style:text-line-through-type="none" style:font-name="DejaVu Sans" fo:font-size="54pt" style:text-underline-style="none" fo:font-weight="bold" officeooo:rsid="00167286" officeooo:paragraph-rsid="0056cb4e" style:font-size-asian="54pt" style:font-weight-asian="bold" style:font-size-complex="54pt" style:font-weight-complex="bold"/>
    </style:style>
    <style:style style:name="P50" style:family="paragraph" style:parent-style-name="Standard">
      <style:paragraph-properties fo:text-align="center" style:justify-single-word="false"/>
      <style:text-properties style:text-line-through-style="none" style:text-line-through-type="none" style:font-name="DejaVu Sans" fo:font-size="32pt" style:text-underline-style="none" fo:font-weight="bold" officeooo:rsid="00167286" officeooo:paragraph-rsid="0056cb4e" style:font-size-asian="32pt" style:font-weight-asian="bold" style:font-size-complex="32pt" style:font-weight-complex="bold"/>
    </style:style>
    <style:style style:name="P51" style:family="paragraph" style:parent-style-name="Standard">
      <style:paragraph-properties fo:text-align="center" style:justify-single-word="false"/>
      <style:text-properties style:text-line-through-style="none" style:text-line-through-type="none" style:font-name="DejaVu Sans" fo:font-size="20pt" style:text-underline-style="none" fo:font-weight="normal" officeooo:rsid="0017ec52" officeooo:paragraph-rsid="0056cb4e" style:font-size-asian="20pt" style:font-weight-asian="normal" style:font-size-complex="20pt" style:font-weight-complex="normal"/>
    </style:style>
    <style:style style:name="P52" style:family="paragraph">
      <loext:graphic-properties draw:fill="solid" draw:fill-color="#dddddd"/>
      <style:text-properties style:font-name="DejaVu Sans Mono" fo:font-size="10pt" style:font-size-asian="10pt" style:font-size-complex="10pt"/>
    </style:style>
    <style:style style:name="T1" style:family="text">
      <style:text-properties officeooo:rsid="0017ec52"/>
    </style:style>
    <style:style style:name="T2" style:family="text">
      <style:text-properties officeooo:rsid="0019d000"/>
    </style:style>
    <style:style style:name="T3" style:family="text">
      <style:text-properties officeooo:rsid="001d5fd4"/>
    </style:style>
    <style:style style:name="T4" style:family="text">
      <style:text-properties officeooo:rsid="001da29c"/>
    </style:style>
    <style:style style:name="T5" style:family="text">
      <style:text-properties officeooo:rsid="001dfcef"/>
    </style:style>
    <style:style style:name="T6" style:family="text">
      <style:text-properties officeooo:rsid="001f4e8e"/>
    </style:style>
    <style:style style:name="T7" style:family="text">
      <style:text-properties fo:font-weight="bold" officeooo:rsid="00214d70" style:font-weight-asian="bold" style:font-weight-complex="bold"/>
    </style:style>
    <style:style style:name="T8" style:family="text">
      <style:text-properties officeooo:rsid="002418d7"/>
    </style:style>
    <style:style style:name="T9" style:family="text">
      <style:text-properties officeooo:rsid="002698c2"/>
    </style:style>
    <style:style style:name="T10" style:family="text">
      <style:text-properties officeooo:rsid="002a2e18"/>
    </style:style>
    <style:style style:name="T11" style:family="text">
      <style:text-properties officeooo:rsid="002b4a11"/>
    </style:style>
    <style:style style:name="T12" style:family="text">
      <style:text-properties officeooo:rsid="002bb3de"/>
    </style:style>
    <style:style style:name="T13" style:family="text">
      <style:text-properties officeooo:rsid="002c9536"/>
    </style:style>
    <style:style style:name="T14" style:family="text">
      <style:text-properties style:text-position="super 58%" officeooo:rsid="002bb3de"/>
    </style:style>
    <style:style style:name="T15" style:family="text">
      <style:text-properties officeooo:rsid="002ee0c9"/>
    </style:style>
    <style:style style:name="T16" style:family="text">
      <style:text-properties officeooo:rsid="003a0142"/>
    </style:style>
    <style:style style:name="T17" style:family="text">
      <style:text-properties style:font-name="DejaVu Sans Mono1" fo:font-size="10pt" fo:font-style="normal" style:font-size-asian="10pt" style:font-style-asian="normal"/>
    </style:style>
    <style:style style:name="T18" style:family="text">
      <style:text-properties style:font-name="DejaVu Sans" fo:font-style="normal" style:font-size-asian="10.5pt" style:font-style-asian="normal"/>
    </style:style>
    <style:style style:name="T19" style:family="text">
      <style:text-properties style:font-name="DejaVu Sans" fo:font-size="12pt" style:font-size-asian="10.5pt" style:font-size-complex="12pt"/>
    </style:style>
    <style:style style:name="T20" style:family="text">
      <style:text-properties officeooo:rsid="003d837a"/>
    </style:style>
    <style:style style:name="T21" style:family="text">
      <style:text-properties officeooo:rsid="00400698"/>
    </style:style>
    <style:style style:name="T22" style:family="text">
      <style:text-properties officeooo:rsid="00485466"/>
    </style:style>
    <style:style style:name="T23" style:family="text">
      <style:text-properties officeooo:rsid="004ce2e7"/>
    </style:style>
    <style:style style:name="T24" style:family="text">
      <style:text-properties officeooo:rsid="00512b44"/>
    </style:style>
    <style:style style:name="T25" style:family="text">
      <style:text-properties officeooo:rsid="00522904"/>
    </style:style>
    <style:style style:name="T26" style:family="text">
      <style:text-properties officeooo:rsid="00539854"/>
    </style:style>
    <style:style style:name="T27" style:family="text">
      <style:text-properties officeooo:rsid="0058868a"/>
    </style:style>
    <style:style style:name="T28" style:family="text">
      <style:text-properties style:font-name="DejaVu Sans Mono" fo:font-size="10pt" style:font-size-asian="10pt" style:font-size-complex="10pt"/>
    </style:style>
    <style:style style:name="gr1" style:family="graphic">
      <style:graphic-properties draw:stroke="none" svg:stroke-color="#000000" draw:fill="solid" draw:fill-color="#dddddd" fo:min-height="3.236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8"/>
      <text:p text:style-name="P50">Artificial Intelligence</text:p>
      <text:p text:style-name="P51">Winter 2016-2017 <text:s/></text:p>
      <text:p text:style-name="P45"/>
      <text:p text:style-name="P49"><text:span text:style-name="T1">Reversi</text:span></text:p>
      <text:p text:style-name="P44"/>
      <text:p text:style-name="P46">Students: </text:p>
      <text:p text:style-name="P46">Ilya Holtz:<text:tab/><text:tab/><text:tab/> 319236931</text:p>
      <text:p text:style-name="P46">Dzhuranjuk Vladimir:<text:tab/> 323792796</text:p>
      <text:p text:style-name="P46"/>
      <text:p text:style-name="P46">Lecturer: <text:span text:style-name="T27">Prof. Larry Manevitz</text:span></text:p>
      <text:p text:style-name="P46"/>
      <text:p text:style-name="P47">Submission date: 04.01.2017</text:p>
      <text:p text:style-name="P47"/>
      <text:p text:style-name="P1"/>
      <text:p text:style-name="P1"/>
      <text:p text:style-name="P32">Overview</text:p>
      <text:p text:style-name="P1"/>
      <text:p text:style-name="P1"><text:tab/>This document Explains the solution to the Reversi game project, homework 1 of this semester. <text:span text:style-name="T2">The main discussion will focus on the choice of the Heuristic function for the engine of the program. Also we will describe the most important part of our code in the context of Artificial Intelligence such as: The Implementation of the MiniMax algorithm and the Alpha-Beta pruning algorithm.</text:span></text:p>
      <text:p text:style-name="P1"/>
      <text:p text:style-name="P2"><text:tab/>In addition, we will provide a small installation and user guide to the program. We will present the language and technologies used for building the solution, and we will give a brief description of the original source code of the GUI, witch was reused and modified in our solution.</text:p>
      <text:p text:style-name="P2"/>
      <text:p text:style-name="P25">Document structure</text:p>
      <text:p text:style-name="P2"/>
      <text:p text:style-name="P3">1. <text:s/>The problem - Brief description</text:p>
      <text:p text:style-name="P3">2. <text:s/>The heuristic function - <text:span text:style-name="T4">Steps towards solution</text:span></text:p>
      <text:p text:style-name="P3">3. <text:s/>The heuristic function - Implementation</text:p>
      <text:p text:style-name="P6">4. <text:s/><text:span text:style-name="T3">Mini-Max</text:span> algorithm - <text:span text:style-name="T3">Implementation</text:span></text:p>
      <text:p text:style-name="P6">5. <text:s/><text:span text:style-name="T3">Alpha-beta pruning</text:span> algorithm - <text:s/><text:span text:style-name="T3">Implementation</text:span></text:p>
      <text:p text:style-name="P6">6. <text:s/>Discussion and conclusion</text:p>
      <text:p text:style-name="P6">7. <text:s/><text:span text:style-name="T3">Technical overview </text:span></text:p>
      <text:p text:style-name="P7">8. <text:s/>Installation Guide</text:p>
      <text:p text:style-name="P7">9. <text:s/>User Guide</text:p>
      <text:p text:style-name="P6"/>
      <text:p text:style-name="P6"/>
      <text:p text:style-name="P33">1. The problem - Brief descriprion</text:p>
      <text:p text:style-name="P8"/>
      <text:p text:style-name="P8"><text:tab/><text:span text:style-name="T25">The main goal of this project is to implement the Reversi game, with a board 12x12, in a way that we could play competitive game with the computer, and the computer could play against itself. Therefore, for the game to be competitive, the computer must have a good strategy. </text:span></text:p>
      <text:p text:style-name="P8"><text:tab/><text:span text:style-name="T25">We build a small AI, that will have a good enough strategy to play against his opponent. In the AI course we learned so far about two searching algorithms (to go through all the options and to “think” several turns forward) and also how to use heuristics for making the best results. </text:span></text:p>
      <text:p text:style-name="P8"><text:tab/><text:span text:style-name="T26">Our goal is to Implement a simple GUI, and the AI engine. The engine will include the Implementation of the Mini-max and the Alpha-beta algorithms along wwith the heuristic function. To find the right heuristic function, we need to do some experiments and testing. </text:span></text:p>
      <text:p text:style-name="P8"/>
      <text:p text:style-name="P38">2. <text:s/>The heuristic function - <text:span text:style-name="T4">Steps towards solution</text:span></text:p>
      <text:p text:style-name="P4"/>
      <text:p text:style-name="P4"><text:tab/><text:span text:style-name="T5">To teach sombody how to play a board game, first you must become a decent player yourself. <text:s/>It would also be a good idea to play against someone who is really good skills, so that way you can learn from your opponent and from your own mistakes. </text:span></text:p>
      <text:p text:style-name="P4"/>
      <text:p text:style-name="P4"><text:tab/><text:span text:style-name="T7">Step A. Playing and learning </text:span></text:p>
      <text:p text:style-name="P4"/>
      <text:p text:style-name="P5"><text:tab/><text:span text:style-name="T5">We started exploring the web for an on-line or free implementations of the Reversi game, that allow you to practice human vs human or human vs computer.</text:span></text:p>
      <text:p text:style-name="P5"/>
      <text:p text:style-name="P14"><text:tab/>The first thing we noticed that there are some valuable positions: </text:p>
      <text:p text:style-name="P5"><text:tab/><text:span text:style-name="T5">1) Corners: If The player capture the corners, the opponent cannot take them back, and the corner open opportunities to capture cells on the main diagonal, and the side rows. This way we made a conclusion that the corners have a very significant role in the strategy of a good player. </text:span></text:p>
      <text:p text:style-name="P9"><text:tab/>2) The cells around the corners are dangerous to capture, unless the corners are already captured. The most dangerous one is the cell on the main diagonal, next to the corner. If the player takes this cell, there is a very big probability that the corner will be captured by his opponent. This way we made a conclusion that we have to give a different weight to some cells on the board, positive or negative. </text:p>
      <text:p text:style-name="P10"><text:tab/>3) The number of ocupied cells on the board. at the beginning we gave great <text:span text:style-name="T6">significance to that factor, because that was defining the winner, but soon we discovered that even if you have great amount of occupied cells on the board, this status well might change closer to the end of the game.</text:span></text:p>
      <text:p text:style-name="P10"/>
      <text:p text:style-name="P11"><text:tab/><text:span text:style-name="T7">Step B. Teaching our computer</text:span></text:p>
      <text:p text:style-name="P11"/>
      <text:p text:style-name="P11"><text:tab/><text:span text:style-name="T8">We cooperated with other students in the course on the GUI Implementation in python3, using the “tkinter” library. <text:s/>So we had a modular system to work on. at-first, we implemented the Mini-max algorithm, and wrote a simple heuristic function, and a weight function. </text:span></text:p>
      <text:p text:style-name="P11"/>
      <text:p text:style-name="P11"><text:tab/><text:span text:style-name="T9">Experiment 1: At first we tried simply to count the number of occupied cells on the board at different depths. This was no good, and The AI lost because it didn't consider the corners issue.</text:span></text:p>
      <text:p text:style-name="P11"/>
      <text:p text:style-name="P11"><text:tab/><text:span text:style-name="T10">Experiment 2: We added the cells weight function to the picture. we gave +2 weight to the corners, -1.5 to the cell near the corner on the main diagonal and -0.5 to the other cells around the corners. <text:s/>then all the other cells got 0.</text:span></text:p>
      <text:p text:style-name="P11"><text:tab/><text:span text:style-name="T11">This made more effect, but still the AI lost quite every game. </text:span></text:p>
      <text:p text:style-name="P11"/>
      <text:p text:style-name="P12"><text:tab/><text:span text:style-name="T10">Experiment 3: Balancing and a good combination. We combined the factors of the cells weight and the number of occupied cells. We made the factor of the cells weight more important at the beginning of the game, and the factor of the occupied cells less important. </text:span></text:p>
      <text:p text:style-name="P15"><text:soft-page-break/><text:tab/>Then, when the number of captured cells on the board reached a certain point (136 cells), so that meant that we are close to the end, <text:s/>we made the opposite. The number of occupied cells becomes the most important factor at the end of the game. To implement this we used a coefficient that changed during the game. </text:p>
      <text:p text:style-name="P12"><text:tab/><text:span text:style-name="T12">This made a great change in the AI strategy. but still something was missing. </text:span></text:p>
      <text:p text:style-name="P13"><text:tab/></text:p>
      <text:p text:style-name="P13"><text:span text:style-name="T12"><text:tab/>Experiment 4: We modified the cells weight function. We gave positive weight of +0.5 to the cells on the 3</text:span><text:span text:style-name="T14">rd</text:span><text:span text:style-name="T12"> level around the corner. For example, if the corner is (1,1) we are talking about cells (3,3), (3,2), (2,3), (3,1), (1,3). Those cells are important until the corner is captured. When those cells are captured by the player, we build a situation where the opponent has to step on the dangerous ones around the corners. </text:span></text:p>
      <text:p text:style-name="P13"><text:tab/><text:span text:style-name="T13">This also made a good effect on the strategy. but still, in some cases we didn't understand why the AI made certain move, even when it made deep calculations. Still we missed something.</text:span></text:p>
      <text:p text:style-name="P13"><text:tab/></text:p>
      <text:p text:style-name="P11"><text:tab/><text:span text:style-name="T15">Experiment 5: Cutting diagonals - <text:s/>after playing a little more, we discovered that Its good strategy to try and capture diagonals, and if the enemy has a full block of captured cells then its good to cut it with a diagonal of our color and avoid forming full blocks until the end of the game.</text:span></text:p>
      <text:p text:style-name="P11"><text:tab/><text:span text:style-name="T15">We found that this strategy can be easily translated to minimizing the number of possible moves of the opponent. At the end, we added this strategy to our engine and balance it depending on the current game state (beginning or end). The exact values fo the coefficients fill be shown in the Implementation part.</text:span></text:p>
      <text:p text:style-name="P11"><text:tab/>After adding this strategy, we achieved the desired effect from the AI.</text:p>
      <text:p text:style-name="P11"><text:tab/></text:p>
      <text:p text:style-name="P11"/>
      <text:p text:style-name="P39">3. The heuristic function - Implementation</text:p>
      <text:p text:style-name="P16"/>
      <text:p text:style-name="P16"><text:tab/>Here we present our final Implementation of the main heuristic function in Python. The following dictionary defines the constants we used for calculating the coefficient that will define the final value of the board, depending where are we in the game (GAME_BEGIN, <text:s/>GAME_LATE, <text:s text:c="2"/>GAME_END)</text:p>
      <text:p text:style-name="P16"><text:tab/><text:span text:style-name="T16">Here we present the final numbers that we used for best performance so far. No doubt, there is room for more experiments and tests with different numbers.</text:span></text:p>
      <text:p text:style-name="P16"><draw:frame text:anchor-type="paragraph" draw:z-index="0" draw:name="Shape1" draw:style-name="gr1" draw:text-style-name="P52" svg:width="6.7224in" svg:height="3.237in" svg:x="0.202in" svg:y="0.0528in"><draw:text-box><text:p><text:span text:style-name="T28"/></text:p><text:p><text:span text:style-name="T28">AI_Constants = {</text:span></text:p><text:p><text:span text:style-name="T28"><text:tab/></text:span><text:span text:style-name="T28">'PIECES_TO_FULL_SEARCH': 130,</text:span></text:p><text:p><text:span text:style-name="T28"><text:tab/></text:span><text:span text:style-name="T28">'FULL_SEARCH_DEPTH': 8,</text:span></text:p><text:p><text:span text:style-name="T28"><text:tab/></text:span><text:span text:style-name="T28">'MAX_SEARCH_TREE_DEPTH': 4,</text:span></text:p><text:p><text:span text:style-name="T28"><text:tab/></text:span><text:span text:style-name="T28">'INFINITY': 10000,</text:span></text:p><text:p><text:span text:style-name="T28"/></text:p><text:p><text:span text:style-name="T28"><text:tab/></text:span><text:span text:style-name="T28">#The Heuristic function</text:span></text:p><text:p><text:span text:style-name="T28"><text:tab/></text:span><text:span text:style-name="T28">'GAME_BEGIN_PIECES_FACTOR': 0.2,</text:span></text:p><text:p><text:span text:style-name="T28"><text:tab/></text:span><text:span text:style-name="T28">'GAME_BEGIN_POSSIBLE_MOVES_FACTOR': 0.15,</text:span></text:p><text:p><text:span text:style-name="T28"><text:tab/></text:span><text:span text:style-name="T28">'GAME_BEGIN_WEIGHTS_FACTOR': 0.65,</text:span></text:p><text:p><text:span text:style-name="T28"><text:tab/></text:span><text:span text:style-name="T28">'GAME_LATE_PIECES': 138,</text:span></text:p><text:p><text:span text:style-name="T28"><text:tab/></text:span><text:span text:style-name="T28">'GAME_LATE_PIECES_FACTOR': 0.8,</text:span></text:p><text:p><text:span text:style-name="T28"><text:tab/></text:span><text:span text:style-name="T28">'GAME_LATE_POSSIBLE_MOVES_FACTOR': 0.1,</text:span></text:p><text:p><text:span text:style-name="T28"><text:tab/></text:span><text:span text:style-name="T28">'GAME_LATE_WEIGHTS_FACTOR': 0.1,</text:span></text:p><text:p><text:span text:style-name="T28"><text:tab/></text:span><text:span text:style-name="T28">'GAME_END_PIECES': 141,</text:span></text:p><text:p><text:span text:style-name="T28"><text:tab/></text:span><text:span text:style-name="T28">'GAME_END_PIECES_FACTOR': 1,</text:span></text:p><text:p><text:span text:style-name="T28"><text:tab/></text:span><text:span text:style-name="T28">'GAME_END_POSSIBLE_MOVES_FACTOR': 0,</text:span></text:p><text:p><text:span text:style-name="T28"><text:tab/></text:span><text:span text:style-name="T28">'GAME_END_WEIGHTS_FACTOR': 0</text:span></text:p><text:p><text:span text:style-name="T28">}</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8"><text:tab/> <text:span text:style-name="T20">The following code is</text:span> the entire implementation of the heuristic function h(). The function is used when we reach the bottom (<text:span text:style-name="T17">MAX_SEARCH_TREE_DEPTH or FULL_SEARCH_DEPTH)</text:span><text:span text:style-name="T18"> of the Mini-max or Alpha-beta recursive search tree. Every significant part of the presented code is commented. </text:span></text:p>
      <text:p text:style-name="P27"/>
      <table:table table:name="Table1" table:style-name="Table1">
        <table:table-column table:style-name="Table1.A"/>
        <table:table-row>
          <table:table-cell table:style-name="Table1.A1" office:value-type="string">
            <text:p text:style-name="P30">THE HEURISTIC FUNCTION CODE <text:span text:style-name="T21">(from ReversiAI.py)</text:span></text:p>
          </table:table-cell>
        </table:table-row>
        <table:table-row>
          <table:table-cell table:style-name="Table1.A2" office:value-type="string">
            <text:p text:style-name="P40">### The heuristic function h()</text:p>
            <text:p text:style-name="P40"># This function is used to evaluate the board in it's current position</text:p>
            <text:p text:style-name="P40"># @param board - The Liteboard on witch we make the evaluation</text:p>
            <text:p text:style-name="P40"># @param playerAColor - string "black" or "white"</text:p>
            <text:p text:style-name="P40"># @return - The value of the board in it's current position</text:p>
            <text:p text:style-name="P40">#</text:p>
            <text:p text:style-name="P40"># The Idea</text:p>
            <text:p text:style-name="P40"># We use 3 parameters:</text:p>
            <text:p text:style-name="P40"># 1) The number of ocupied cells of each player</text:p>
            <text:p text:style-name="P40"># 2) The number of possible moves of each player</text:p>
            <text:p text:style-name="P40"># 3) The weights of the cells on the board (explained in getCellWeight() in </text:p>
            <text:p text:style-name="P40"># <text:s text:c="3"/>ReversiBoard.py)</text:p>
            <text:p text:style-name="P40">#</text:p>
            <text:p text:style-name="P40"># Each of thease parameters has it's factor on the evaluation of the board at </text:p>
            <text:p text:style-name="P40"># the current position. As we get closer to the end of the game, the number of </text:p>
            <text:p text:style-name="P40"># cells becomes more important. </text:p>
            <text:p text:style-name="P40"># In the begining and middle of the game, the main factor is the weight of </text:p>
            <text:p text:style-name="P40"># the cells. The logic behind this, is that we should build a strong basis </text:p>
            <text:p text:style-name="P40"># by using valueble cells. More about the weights of the cells is explained </text:p>
            <text:p text:style-name="P40"><text:soft-page-break/># in ReversiBoard.py on the getCellWeight() function.</text:p>
            <text:p text:style-name="P40">#</text:p>
            <text:p text:style-name="P40"># If playerColor, doesn't have any ocupied cells at the current position, the </text:p>
            <text:p text:style-name="P40"># function will return -AI_Constants['INFINITY'] (it means that he lost), on </text:p>
            <text:p text:style-name="P40"># the other hand, if his opponent has no occupied cells, the function will </text:p>
            <text:p text:style-name="P40"># return +AI_Constants['INFINITY'] (it means he won)</text:p>
            <text:p text:style-name="P40">#</text:p>
            <text:p text:style-name="P40">def h(board, playerAColor):</text:p>
            <text:p text:style-name="P40"/>
            <text:p text:style-name="P40"><text:tab/>#Counting black and white pieces on the liteBoard (auxiliary board)</text:p>
            <text:p text:style-name="P40"><text:tab/>aPiecesCount = 0</text:p>
            <text:p text:style-name="P40"><text:tab/>bPiecesCount = 0</text:p>
            <text:p text:style-name="P40"><text:tab/>pieces = board.pieceCount()</text:p>
            <text:p text:style-name="P40"><text:tab/>boardData = board.getBoardData()</text:p>
            <text:p text:style-name="P40"><text:tab/>if playerAColor == "white":</text:p>
            <text:p text:style-name="P40"><text:tab/><text:tab/>aPiecesCount = pieces[0]</text:p>
            <text:p text:style-name="P40"><text:tab/><text:tab/>bPiecesCount = pieces[1]</text:p>
            <text:p text:style-name="P40"><text:tab/>else:</text:p>
            <text:p text:style-name="P40"><text:tab/><text:tab/>aPiecesCount = pieces[1]</text:p>
            <text:p text:style-name="P40"><text:tab/><text:tab/>bPiecesCount = pieces[0]</text:p>
            <text:p text:style-name="P40"><text:tab/></text:p>
            <text:p text:style-name="P40"><text:tab/>weights = board.calculateWeights(playerAColor)</text:p>
            <text:p text:style-name="P40"><text:tab/>aWeights = weights[0]</text:p>
            <text:p text:style-name="P40"><text:tab/>bWeights = weights[1]</text:p>
            <text:p text:style-name="P40"><text:tab/></text:p>
            <text:p text:style-name="P40"><text:tab/>playerBColor = board.flip(playerAColor)</text:p>
            <text:p text:style-name="P40"><text:tab/></text:p>
            <text:p text:style-name="P40"><text:tab/>#Counting the possible moves of each player</text:p>
            <text:p text:style-name="P40"><text:tab/>aPossibleMoves = board.getPossMoves(playerAColor, playerBColor)</text:p>
            <text:p text:style-name="P40"><text:tab/>if aPossibleMoves == "No moves":</text:p>
            <text:p text:style-name="P40"><text:tab/><text:tab/>aPossibleMoves = 0</text:p>
            <text:p text:style-name="P40"><text:tab/>else:</text:p>
            <text:p text:style-name="P40"><text:tab/><text:tab/>aPossibleMoves = len(aPossibleMoves)</text:p>
            <text:p text:style-name="P40"><text:tab/><text:tab/></text:p>
            <text:p text:style-name="P40"><text:tab/>bPossibleMoves = board.getPossMoves(playerBColor, playerAColor)</text:p>
            <text:p text:style-name="P40"><text:tab/>if bPossibleMoves == "No moves":</text:p>
            <text:p text:style-name="P40"><text:tab/><text:tab/>bPossibleMoves = 0</text:p>
            <text:p text:style-name="P40"><text:tab/>else:</text:p>
            <text:p text:style-name="P40"><text:tab/><text:tab/>bPossibleMoves = len(bPossibleMoves)</text:p>
            <text:p text:style-name="P40"/>
            <text:p text:style-name="P40"><text:tab/># If tho opponent captured all our pieces, we lose. and the oposite.</text:p>
            <text:p text:style-name="P40"><text:tab/>if aPiecesCount == 0:</text:p>
            <text:p text:style-name="P40"><text:tab/><text:tab/>return -AI_Constants['INFINITY']</text:p>
            <text:p text:style-name="P40"><text:tab/>elif bPiecesCount == 0:</text:p>
            <text:p text:style-name="P40"><text:tab/><text:tab/>return AI_Constants['INFINITY']</text:p>
            <text:p text:style-name="P40"><text:tab/></text:p>
            <text:p text:style-name="P40"><text:tab/>if aPiecesCount + bPiecesCount &gt;= AI_Constants['GAME_LATE_PIECES']:</text:p>
            <text:p text:style-name="P40"><text:tab/></text:p>
            <text:p text:style-name="P40"><text:tab/><text:tab/>piecesCoeff = AI_Constants['GAME_LATE_PIECES_FACTOR']</text:p>
            <text:p text:style-name="P40"><text:tab/><text:tab/>posMovesCoeff = AI_Constants['GAME_LATE_POSSIBLE_MOVES_FACTOR']</text:p>
            <text:p text:style-name="P40"><text:tab/><text:tab/>weightsCoeff = AI_Constants['GAME_LATE_WEIGHTS_FACTOR']</text:p>
            <text:p text:style-name="P40"><text:tab/><text:tab/></text:p>
            <text:p text:style-name="P40"><text:tab/>elif aPiecesCount + bPiecesCount &gt;= AI_Constants['GAME_END_PIECES']:</text:p>
            <text:p text:style-name="P40"><text:tab/></text:p>
            <text:p text:style-name="P40"><text:tab/><text:tab/>piecesCoeff = AI_Constants['GAME_END_PIECES_FACTOR']</text:p>
            <text:p text:style-name="P40"><text:tab/><text:tab/>posMovesCoeff = AI_Constants['GAME_END_POSSIBLE_MOVES_FACTOR']</text:p>
            <text:p text:style-name="P40"><text:tab/><text:tab/>weightsCoeff = AI_Constants['GAME_END_WEIGHTS_FACTOR']</text:p>
            <text:p text:style-name="P40"><text:soft-page-break/><text:tab/><text:tab/></text:p>
            <text:p text:style-name="P40"><text:tab/>else:</text:p>
            <text:p text:style-name="P40"><text:tab/></text:p>
            <text:p text:style-name="P40"><text:tab/><text:tab/>piecesCoeff = AI_Constants['GAME_BEGIN_PIECES_FACTOR']</text:p>
            <text:p text:style-name="P40"><text:tab/><text:tab/>posMovesCoeff = AI_Constants['GAME_BEGIN_POSSIBLE_MOVES_FACTOR']</text:p>
            <text:p text:style-name="P40"><text:tab/><text:tab/>weightsCoeff = AI_Constants['GAME_BEGIN_WEIGHTS_FACTOR']</text:p>
            <text:p text:style-name="P40"><text:tab/><text:tab/></text:p>
            <text:p text:style-name="P40"><text:tab/>value = piecesCoeff * (aPiecesCount - bPiecesCount) + weightsCoeff * (aWeights - bWeights) + posMovesCoeff * (aPossibleMoves - bPossibleMoves)</text:p>
            <text:p text:style-name="P40"><text:tab/>return value</text:p>
            <text:p text:style-name="P40"><text:tab/></text:p>
          </table:table-cell>
        </table:table-row>
      </table:table>
      <text:p text:style-name="P26"/>
      <text:p text:style-name="P26"><text:tab/></text:p>
      <text:p text:style-name="P29"><text:tab/><text:span text:style-name="T19">The function that calculate the weights of the cells:</text:span></text:p>
      <text:p text:style-name="P19"/>
      <table:table table:name="Table2" table:style-name="Table2">
        <table:table-column table:style-name="Table2.A"/>
        <table:table-row>
          <table:table-cell table:style-name="Table2.A1" office:value-type="string">
            <text:p text:style-name="P31">CELL WEIGHTS CALCULATION (from ReversiBoard.py)</text:p>
          </table:table-cell>
        </table:table-row>
        <table:table-row>
          <table:table-cell table:style-name="Table2.A2" office:value-type="string">
            <text:p text:style-name="P42"># function - used by the heuristic function h() in reversi AI.py</text:p>
            <text:p text:style-name="P42"># to determine the weight of a specific cell on the board</text:p>
            <text:p text:style-name="P42"># @param cell : a list of two items (x,y)</text:p>
            <text:p text:style-name="P42"># @param leftUpperCorner : *</text:p>
            <text:p text:style-name="P42"># @param rightUpperCorner : *</text:p>
            <text:p text:style-name="P42"># @param leftBottomCorner : *</text:p>
            <text:p text:style-name="P42"># @param rightBottomCorner : *</text:p>
            <text:p text:style-name="P42"># <text:tab/>* four boolean params that tell if the corners are captured</text:p>
            <text:p text:style-name="P42"># @returnes : The weight of the given cell on the board</text:p>
            <text:p text:style-name="P42"># </text:p>
            <text:p text:style-name="P42"># The Idea: </text:p>
            <text:p text:style-name="P42"># According to the strategy of the Reversi game, there are a better and worse</text:p>
            <text:p text:style-name="P42"># positions that the player could be in.</text:p>
            <text:p text:style-name="P42"># 1) Taking the Corners: this can be an advantage, because the opponent</text:p>
            <text:p text:style-name="P42"># <text:s text:c="3"/>can't take them back. each corner gives us opportunities to capture </text:p>
            <text:p text:style-name="P42"># <text:s text:c="3"/>cells on the main diagonal and the side row and column. </text:p>
            <text:p text:style-name="P42"># <text:s text:c="3"/>The corners will have value +2</text:p>
            <text:p text:style-name="P42"># 2) The "cells near the corners" are dangerous, in case the corners </text:p>
            <text:p text:style-name="P42">#<text:tab/> are not captured yet.</text:p>
            <text:p text:style-name="P42"># <text:s text:c="3"/>If we take for example the corner (1,1), we can are talking about </text:p>
            <text:p text:style-name="P42"># <text:s text:c="3"/>the cells : (1,2),(2,1),(2,2)</text:p>
            <text:p text:style-name="P42"># <text:s text:c="3"/>The near the corner on the <text:s/>main diagonal will have a value of -3, </text:p>
            <text:p text:style-name="P42"># <text:s text:c="3"/>it is the most dangerous. (2,2) in our example.</text:p>
            <text:p text:style-name="P42"># 3) Other cells near the corner will have value -1.5. </text:p>
            <text:p text:style-name="P42"># <text:s text:c="3"/>in our example (1,2), (2,1)</text:p>
            <text:p text:style-name="P42"># 4) The cells in the "third level to the corner" are better then other cells</text:p>
            <text:p text:style-name="P42"># <text:s text:c="3"/>(in our example its: [1,3],[2,3],[3,3],[3,2],[3,1]) when we take them, </text:p>
            <text:p text:style-name="P42"># <text:s text:c="3"/>at the end we leave the oponnent no choise but to step on the dangerous</text:p>
            <text:p text:style-name="P42"># <text:s text:c="3"/>ones (the cells near the corner) </text:p>
            <text:p text:style-name="P42"># <text:s text:c="3"/>So we gice them a value of +0.5</text:p>
            <text:p text:style-name="P42">#</text:p>
            <text:p text:style-name="P42">def getCellWeight(cell, leftUpperCorner, rightUpperCorner, leftBottomCorner, rightBottomCorner):</text:p>
            <text:p text:style-name="P42"><text:tab/>CellWeights = {</text:p>
            <text:p text:style-name="P42"><text:tab/><text:tab/>'CORNER': 2,</text:p>
            <text:p text:style-name="P42"><text:tab/><text:tab/>'NEAR_CORNER_DIAGONAL': -3,</text:p>
            <text:p text:style-name="P42"><text:tab/><text:tab/>'NEAR_CORNER_OTHER': -1.5,</text:p>
            <text:p text:style-name="P42"><text:tab/><text:tab/>'THIRD_LEVEL_NEAR_CORNER': 0.5,</text:p>
            <text:p text:style-name="P42"><text:tab/><text:tab/>'OTHER_CELLS': 0</text:p>
            <text:p text:style-name="P42"><text:tab/>}</text:p>
            <text:p text:style-name="P42"><text:soft-page-break/><text:tab/># Checking corners: value +2</text:p>
            <text:p text:style-name="P42"><text:tab/>if cell[0] in [1, 12] and cell[1] in [1, 12]:</text:p>
            <text:p text:style-name="P42"><text:tab/><text:tab/>return CellWeights['CORNER']</text:p>
            <text:p text:style-name="P42"/>
            <text:p text:style-name="P42"><text:tab/># Checking the "cells near the corners". </text:p>
            <text:p text:style-name="P42"><text:tab/># The cells on the main diagonal : </text:p>
            <text:p text:style-name="P42"><text:tab/># value NEAR_CORNER_DIAGONAL, unless the corner is captured </text:p>
            <text:p text:style-name="P42"><text:tab/>elif cell[0] == 2 and cell[1] == 2:</text:p>
            <text:p text:style-name="P42"><text:tab/><text:tab/>if leftUpperCorner == True:</text:p>
            <text:p text:style-name="P42"><text:tab/><text:tab/><text:tab/>return CellWeights['OTHER_CELLS']</text:p>
            <text:p text:style-name="P42"><text:tab/><text:tab/>else:</text:p>
            <text:p text:style-name="P42"><text:tab/><text:tab/><text:tab/>return CellWeights['NEAR_CORNER_DIAGONAL']</text:p>
            <text:p text:style-name="P42"><text:tab/>elif cell[0] == 11 and cell[1] == 11:</text:p>
            <text:p text:style-name="P42"><text:tab/><text:tab/>if rightBottomCorner == True:</text:p>
            <text:p text:style-name="P42"><text:tab/><text:tab/><text:tab/>return CellWeights['OTHER_CELLS']</text:p>
            <text:p text:style-name="P42"><text:tab/><text:tab/>else:</text:p>
            <text:p text:style-name="P42"><text:tab/><text:tab/><text:tab/>return CellWeights['NEAR_CORNER_DIAGONAL']</text:p>
            <text:p text:style-name="P42"><text:tab/>elif cell[0] == 2 and cell[1] == 11:</text:p>
            <text:p text:style-name="P42"><text:tab/><text:tab/>if rightUpperCorner == True:</text:p>
            <text:p text:style-name="P42"><text:tab/><text:tab/><text:tab/>return CellWeights['OTHER_CELLS']</text:p>
            <text:p text:style-name="P42"><text:tab/><text:tab/>else:</text:p>
            <text:p text:style-name="P42"><text:tab/><text:tab/><text:tab/>return CellWeights['NEAR_CORNER_DIAGONAL']</text:p>
            <text:p text:style-name="P42"><text:tab/>elif cell[0] == 11 and cell[1] == 2:</text:p>
            <text:p text:style-name="P42"><text:tab/><text:tab/>if leftBottomCorner == True:</text:p>
            <text:p text:style-name="P42"><text:tab/><text:tab/><text:tab/>return CellWeights['OTHER_CELLS']</text:p>
            <text:p text:style-name="P42"><text:tab/><text:tab/>else:</text:p>
            <text:p text:style-name="P42"><text:tab/><text:tab/><text:tab/>return CellWeights['NEAR_CORNER_DIAGONAL']</text:p>
            <text:p text:style-name="P42"><text:tab/><text:tab/><text:tab/></text:p>
            <text:p text:style-name="P42"><text:tab/># Other cells near the corners: </text:p>
            <text:p text:style-name="P42"><text:tab/># value NEAR_CORNER_OTHER, unless the corner is captured</text:p>
            <text:p text:style-name="P42"><text:tab/>elif cell[0] == 1 and cell[1] == 2:</text:p>
            <text:p text:style-name="P42"><text:tab/><text:tab/>if leftUpperCorner == True:</text:p>
            <text:p text:style-name="P42"><text:tab/><text:tab/><text:tab/>return CellWeights['OTHER_CELLS']</text:p>
            <text:p text:style-name="P42"><text:tab/><text:tab/>else:</text:p>
            <text:p text:style-name="P42"><text:tab/><text:tab/><text:tab/>return CellWeights['NEAR_CORNER_OTHER']</text:p>
            <text:p text:style-name="P42"><text:tab/>elif cell[0] == 1 and cell[1] == 11:</text:p>
            <text:p text:style-name="P42"><text:tab/><text:tab/>if rightUpperCorner == True:</text:p>
            <text:p text:style-name="P42"><text:tab/><text:tab/><text:tab/>return CellWeights['OTHER_CELLS']</text:p>
            <text:p text:style-name="P42"><text:tab/><text:tab/>else:</text:p>
            <text:p text:style-name="P42"><text:tab/><text:tab/><text:tab/>return CellWeights['NEAR_CORNER_OTHER']</text:p>
            <text:p text:style-name="P42"><text:tab/>elif cell[0] == 2 and cell[1] == 1:</text:p>
            <text:p text:style-name="P42"><text:tab/><text:tab/>if leftUpperCorner == True:</text:p>
            <text:p text:style-name="P42"><text:tab/><text:tab/><text:tab/>return CellWeights['OTHER_CELLS']</text:p>
            <text:p text:style-name="P42"><text:tab/><text:tab/>else:</text:p>
            <text:p text:style-name="P42"><text:tab/><text:tab/><text:tab/>return CellWeights['NEAR_CORNER_OTHER']</text:p>
            <text:p text:style-name="P42"><text:tab/>elif cell[0] == 2 and cell[1] == 12:</text:p>
            <text:p text:style-name="P42"><text:tab/><text:tab/>if rightUpperCorner == True:</text:p>
            <text:p text:style-name="P42"><text:tab/><text:tab/><text:tab/>return CellWeights['OTHER_CELLS']</text:p>
            <text:p text:style-name="P42"><text:tab/><text:tab/>else:</text:p>
            <text:p text:style-name="P42"><text:tab/><text:tab/><text:tab/>return CellWeights['NEAR_CORNER_OTHER']</text:p>
            <text:p text:style-name="P42"><text:tab/>elif cell[0] == 11 and cell[1] == 1:</text:p>
            <text:p text:style-name="P42"><text:tab/><text:tab/>if leftBottomCorner == True:</text:p>
            <text:p text:style-name="P42"><text:tab/><text:tab/><text:tab/>return CellWeights['OTHER_CELLS']</text:p>
            <text:p text:style-name="P42"><text:tab/><text:tab/>else:</text:p>
            <text:p text:style-name="P42"><text:tab/><text:tab/><text:tab/>return CellWeights['NEAR_CORNER_OTHER']</text:p>
            <text:p text:style-name="P42"><text:tab/>elif cell[0] == 11 and cell[1] == 12:</text:p>
            <text:p text:style-name="P42"><text:tab/><text:tab/>if rightBottomCorner == True:</text:p>
            <text:p text:style-name="P42"><text:soft-page-break/><text:tab/><text:tab/><text:tab/>return CellWeights['OTHER_CELLS']</text:p>
            <text:p text:style-name="P42"><text:tab/><text:tab/>else:</text:p>
            <text:p text:style-name="P42"><text:tab/><text:tab/><text:tab/>return CellWeights['NEAR_CORNER_OTHER']</text:p>
            <text:p text:style-name="P42"><text:tab/>elif cell[0] == 12 and cell[1] == 2:</text:p>
            <text:p text:style-name="P42"><text:tab/><text:tab/>if leftBottomCorner == True:</text:p>
            <text:p text:style-name="P42"><text:tab/><text:tab/><text:tab/>return CellWeights['OTHER_CELLS']</text:p>
            <text:p text:style-name="P42"><text:tab/><text:tab/>else:</text:p>
            <text:p text:style-name="P42"><text:tab/><text:tab/><text:tab/>return CellWeights['NEAR_CORNER_OTHER']</text:p>
            <text:p text:style-name="P42"><text:tab/>elif cell[0] == 12 and cell[1] == 11:</text:p>
            <text:p text:style-name="P42"><text:tab/><text:tab/>if rightBottomCorner == True:</text:p>
            <text:p text:style-name="P42"><text:tab/><text:tab/><text:tab/>return CellWeights['OTHER_CELLS']</text:p>
            <text:p text:style-name="P42"><text:tab/><text:tab/>else:</text:p>
            <text:p text:style-name="P42"><text:tab/><text:tab/><text:tab/>return CellWeights['NEAR_CORNER_OTHER']</text:p>
            <text:p text:style-name="P42"><text:tab/><text:tab/><text:tab/></text:p>
            <text:p text:style-name="P42"><text:tab/># cells in the "third level near the corner"</text:p>
            <text:p text:style-name="P42"><text:tab/># value THIRD_LEVEL_NEAR_CORNER, unless the corner is captured</text:p>
            <text:p text:style-name="P42"><text:tab/>elif cell[0] == 3:</text:p>
            <text:p text:style-name="P42"><text:tab/><text:tab/>if cell[1] in [1, 2, 3] and leftUpperCorner == False:</text:p>
            <text:p text:style-name="P42"><text:tab/><text:tab/><text:tab/>return CellWeights['THIRD_LEVEL_NEAR_CORNER']</text:p>
            <text:p text:style-name="P42"><text:tab/><text:tab/>elif cell[1] in [10, 11, 12] and rightUpperCorner == False:</text:p>
            <text:p text:style-name="P42"><text:tab/><text:tab/><text:tab/>return CellWeights['THIRD_LEVEL_NEAR_CORNER']</text:p>
            <text:p text:style-name="P42"><text:tab/><text:tab/>else:</text:p>
            <text:p text:style-name="P42"><text:tab/><text:tab/><text:tab/>return CellWeights['OTHER_CELLS']</text:p>
            <text:p text:style-name="P42"><text:tab/>elif cell[0] == 10:</text:p>
            <text:p text:style-name="P42"><text:tab/><text:tab/>if cell[1] in [1, 2, 3] and leftBottomCorner == False:</text:p>
            <text:p text:style-name="P42"><text:tab/><text:tab/><text:tab/>return CellWeights['THIRD_LEVEL_NEAR_CORNER']</text:p>
            <text:p text:style-name="P42"><text:tab/><text:tab/>elif cell[1] in [10, 11, 12] and rightBottomCorner == False:</text:p>
            <text:p text:style-name="P42"><text:tab/><text:tab/><text:tab/>return CellWeights['THIRD_LEVEL_NEAR_CORNER']</text:p>
            <text:p text:style-name="P42"><text:tab/><text:tab/>else:</text:p>
            <text:p text:style-name="P42"><text:tab/><text:tab/><text:tab/>return CellWeights['OTHER_CELLS'] </text:p>
            <text:p text:style-name="P42"><text:tab/>elif cell[1] == 3:</text:p>
            <text:p text:style-name="P42"><text:tab/><text:tab/>if cell[0] in [1, 2] and leftUpperCorner == False:</text:p>
            <text:p text:style-name="P42"><text:tab/><text:tab/><text:tab/>return CellWeights['THIRD_LEVEL_NEAR_CORNER']</text:p>
            <text:p text:style-name="P42"><text:tab/><text:tab/>elif cell[0] in [11, 12] and leftBottomCorner == False:</text:p>
            <text:p text:style-name="P42"><text:tab/><text:tab/><text:tab/>return CellWeights['THIRD_LEVEL_NEAR_CORNER']</text:p>
            <text:p text:style-name="P42"><text:tab/><text:tab/>else:</text:p>
            <text:p text:style-name="P42"><text:tab/><text:tab/><text:tab/>return CellWeights['OTHER_CELLS'] </text:p>
            <text:p text:style-name="P42"><text:tab/>elif cell[1] == 10:</text:p>
            <text:p text:style-name="P42"><text:tab/><text:tab/>if cell[0] in [1, 2] and rightUpperCorner == False:</text:p>
            <text:p text:style-name="P42"><text:tab/><text:tab/><text:tab/>return CellWeights['THIRD_LEVEL_NEAR_CORNER']</text:p>
            <text:p text:style-name="P42"><text:tab/><text:tab/>elif cell[0] in [11, 12] and rightBottomCorner == False:</text:p>
            <text:p text:style-name="P42"><text:tab/><text:tab/><text:tab/>return CellWeights['THIRD_LEVEL_NEAR_CORNER']</text:p>
            <text:p text:style-name="P42"><text:tab/><text:tab/>else:</text:p>
            <text:p text:style-name="P42"><text:tab/><text:tab/><text:tab/>return CellWeights['OTHER_CELLS'] </text:p>
            <text:p text:style-name="P42"><text:tab/></text:p>
            <text:p text:style-name="P42"><text:tab/># All other cells on the board have the same weight.</text:p>
            <text:p text:style-name="P42"><text:tab/>return CellWeights['OTHER_CELLS']</text:p>
            <text:p text:style-name="P41"><text:tab/></text:p>
          </table:table-cell>
        </table:table-row>
      </table:table>
      <text:p text:style-name="P28"/>
      <text:p text:style-name="P20"><text:tab/></text:p>
      <text:p text:style-name="P34"/>
      <text:p text:style-name="P35">Discussion and conclusion</text:p>
      <text:p text:style-name="P21"/>
      <text:p text:style-name="P21"><text:tab/>As we seen there are a lot of different options for the heuristic function. each option gives us the impression that the computer plays better or worse. There are many experiments we can do to try and achieve the best performance. The experiments include not only changing the heuristics but also playing with the depth of the search tree. </text:p>
      <text:p text:style-name="P21"><text:tab/>Our Implementation prooves the fact that the choice of the searching algorithm (Mini-max or Alpha-beta) plays an important role on the preformance of our program. We had mesured time on a position in the middle of the game, with givven depth 5 and aproximately 10-12 possible moves for the next turn, with both Mini-max and Alpha-beta. <text:span text:style-name="T22">We noticed that It took for the Mini-max algorithm aproximately 20 minutes, when the next turn calculated with Alpha-beta in aproximately 5 minutes.</text:span></text:p>
      <text:p text:style-name="P22"><text:tab/><text:span text:style-name="T22">Also The data structures used for the project implementation are important for the program working faster. <text:s/>This priject was not exactly focusing on fast performance, but when we are talking about search through thousends of different board combinations, the working speed is sensable. To find the perfect heuristic function, we should make a lot of tests, and if each turn takes the computer around 5 minutes to perform, the research would take a lot of time.</text:span></text:p>
      <text:p text:style-name="P22"/>
      <text:p text:style-name="P22"/>
      <text:p text:style-name="P37">Technical overview:</text:p>
      <text:p text:style-name="P22"/>
      <text:p text:style-name="P24"><text:tab/>We implemented our project using python3. We took the GUI source code, main part of witch was already written by other students, and modified it to serve our needs. The GUI was written using the Tkinter liberary.</text:p>
      <text:p text:style-name="P22"><text:tab/><text:span text:style-name="T23">The main part of our work focused on ReversiBoard.py witch is the Liteboard implementation (The auxiliary board that we used for the search and evaluation), and ReversiAI.py. witch includes the heuristic function, the Mini-max and the Alpha-beta algorithms.</text:span></text:p>
      <text:p text:style-name="P22"><text:tab/><text:span text:style-name="T23">We used Git for version control. The repository is available on Github. We made public access to the repository as soon as we finished writing the code and the documentation. All stages of development could be inspected in the commit history.</text:span></text:p>
      <text:p text:style-name="P22"/>
      <text:p text:style-name="P22"/>
      <text:p text:style-name="P36">Installation and using guide</text:p>
      <text:p text:style-name="P23"/>
      <text:p text:style-name="P23"><text:tab/>The windows executable for the file is submitted on usb flash drive. It doesn't require an installation to the windows regestry.</text:p>
      <text:p text:style-name="P23"><text:tab/></text:p>
      <text:p text:style-name="P23">Usage: </text:p>
      <text:p text:style-name="P23">1)Run the reversiAI.exe</text:p>
      <text:p text:style-name="P23">2) Choose one of 3 desired modes to play the game:</text:p>
      <text:p text:style-name="P23"><text:tab/>2.1 Human vs AI</text:p>
      <text:p text:style-name="P23"><text:tab/>2.2 Human vs AI</text:p>
      <text:p text:style-name="P23"><text:tab/>2.3 AI vs AI</text:p>
      <text:p text:style-name="P23">3) <text:s/>Choosing the color</text:p>
      <text:p text:style-name="P23"><text:tab/>In case you choose 2.1</text:p>
      <text:p text:style-name="P23"><text:tab/>3.1 Choose the colour for the human player</text:p>
      <text:p text:style-name="P23">4) Choosing the strategy:</text:p>
      <text:p text:style-name="P23"><text:tab/>In case 2.1</text:p>
      <text:p text:style-name="P23"><text:tab/>4.1 On each AI turn, choose the desired heuristic function for the AI to play, and the desired search algorithm (Mini-max or Alpha-beta). <text:span text:style-name="T24">Also set the desired search tree depth. be aware that setting a search depth greater then 4 makes the AI play extreemly slow, especially with Mini-max.</text:span></text:p>
      <text:p text:style-name="P23"><text:tab/><text:span text:style-name="T24">4.3 (In case 2.3) Same as 4.1, but the choisce made only in the beginning of the game for each AI play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achlieli CLM1" svg:font-family="'Nachlieli CLM'"/>
    <style:font-face style:name="DejaVu Sans Mono" svg:font-family="'DejaVu Sans Mono'" style:font-family-generic="modern" style:font-pitch="fixed"/>
    <style:font-face style:name="DejaVu Sans Mono2" svg:font-family="'DejaVu Sans Mono'" style:font-family-generic="modern" style:font-pitch="variable"/>
    <style:font-face style:name="Liberation Serif1" svg:font-family="'Liberation Serif'" style:font-family-generic="modern"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ya </meta:initial-creator>
    <meta:creation-date>2017-01-02T05:40:09.056023150</meta:creation-date>
    <dc:date>2017-01-04T17:53:17.924180362</dc:date>
    <dc:creator>Ilya </dc:creator>
    <meta:editing-duration>PT3H14M11S</meta:editing-duration>
    <meta:editing-cycles>35</meta:editing-cycles>
    <meta:generator>LibreOffice/5.1.4.2$Linux_X86_64 LibreOffice_project/10m0$Build-2</meta:generator>
    <meta:document-statistic meta:table-count="2" meta:image-count="0" meta:object-count="0" meta:page-count="14" meta:paragraph-count="309" meta:word-count="2840" meta:character-count="18357" meta:non-whitespace-character-count="15329"/>
  </office:meta>
</office:document-meta>
</file>